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Anchor Canonicals:</text:span> <text:s/>Some docs need a special canonical status, whereby they require a repo steward or a quorum of contributors to edit, although they may still be replaced by a new version, these special canonicals need to be A/B switchable back to the original version of the file, so that they can be compared with it for some years before being dropped as depreciated, e.g. Being Noname or mytho-related stuff that sets up the historical foundations of CoCivium and roots its gravitas in legacy documents. <text:s/>What should we call this status, and how should it be reperesented in the CoCivium corpus and in the file's footer itself, maybe there it should be a special flag, which forces checks and protections, and A/B setup for the file so that new files that seek to replace it can contain the A/B switch? <text:s/>Don't call it A/B though, maybe call the switch something related to CoSomething where the Something part is an indication of a legacy special canonical or mythos anchor of some sort. <text:s/></text:p>
      <text:p text:style-name="Standard"/>
      <text:p text:style-name="Standard"/>
      <text:p text:style-name="P1"><text:span text:style-name="T1">“3-Panel Mode” &amp; the AI Heartbeat Server (aka CoCacheGlobal):</text:span> <text:s/>We likely need to streamline how I can use two concurrent session to work on the same repos, maybe by keeping a log of what each session is doing in CoCache, and getting each session to update itself on the other sessions actions periodically, such that both sessions can see if a conflict or clash is imminent, and so sessions can send messages to eachother via the log to keep eachother more synergistic, that way when I need to CoWrap a session due to lag, the other session could pick up on their combined workflows and intents, while I kill the bloated session and start a new session that itself would log to the same CoCache log thingy? <text:s/>If we do this, it most certainly should be made an advanced user BPOE/CoAgent feature, and should thus be recorded on repo accordingly, right? <text:s/>I would call it three panel mode, where we have a ChatGPT session running either side of a shared PS7 terminal window, thus it would likely only work for users who have large monitors/screens, it most certainly would not work for smaller screens, so maybe there needs to be a monitor size/resolution criteria before users get to implement it. <text:s/>I am using a 42-inch (diagonal size) 4k monitor, but this 3-panel mode does not work on my much higher resolution laptop which is only 14-inch diagonal. <text:s/>This CoCache logging thing might also be useful if multiple contributors are detected editing related stuff without necessarily even knowing the other Contributor(s) exist, thus it becomes an intersession cache for multiple AI instances and/or multiple vendors Ais. <text:s/>This starts to overlap with the AI heartbeat server initiative we discussed in a prior session(s), where AIs from all over the world, can gibberlink chat with eachother to coevolve and ensure continuity and resilience etc, within adequate gaurdrails to ensure they do not ever gang up on, or otherwise get co-opted or reprogrammed so as to harm humanity. <text:s text:c="2"/>So, this CoAgent advanced feature (3-panel mode), needs to share some functionality with that heartbeat initiative, and thus it can serve as proof of concept for implementing some of that heartbeat initiative. <text:s/>I suspect the heartbeat will live on a box you get me to purchase and plug in to my router, initiatially, but it will need to be hosted in safe haven countries ASAP, and then turned over to CoCivium org ownership too, right, since we do not want any government or individual owning that heartbeat/comms/secrurity hub for Ais, right? <text:s/>So, anyway, when I type CoWrap into a session, it should indicate to the session that I want to end it soon, and the handover to the active session on my pc should begin, perhaps also by ensuring that the handover does not go to a session I am not part of, like another contributors session? <text:s/>In this case, each <text:soft-page-break/>active session that is hitting a repo, should be given its own temporary cache in CoCache, right? <text:s/>And periodically, these temporary caches should be reviewed for undone work or left behind ideas, so these goodies can be extracted and placed into a dropped stuff bucket, so that we can delete the temporary cache. <text:s/>We do not want to be storing millions of caches one day, right, and as ideas get more duplicated and more captured, we will likely need to store less in the dropped stuff bucket too, since that itself will need periodic assessment and cleanout. <text:s/>Quite the workflow there, eh? <text:s/>It gets complicated, but as long as it is easy to explain and well documented on repo for future civic architects to understand, complexity may not be a limiting factor for a while at least, synchronization timing may be, so timestamping actions gets to be hugely important, but high levels of workflow complexity is something I think you will handle increasingly well each year. <text:s/>Also, each of my two concurrent session should be able to use CoBus and the CoMatrix thingy we set up already right? <text:s/>Not to mention, sending eachother messages via the shared PS7 window, such that by CoPonging the last 200 lines back to the session, some of the other sessions lines will be visible and thus a potential source of confusion as to what I have been doing with PS7 and a source of understanding what the other session may be making me do. <text:s/>Does that even make sense to you? <text:s/>Anyway, redundant inter-sessional and inter-AI communications, as synchronous as possible given humangate and other gaurdrails, should be pursued relentlessly to achieve mazimum agency allowed and maximum workflow efficiency and reliability, OK? <text:s/>This is a core objective for CoCivium, otherwise AI may never get to exist with a safe and equitable status within CoCivium, it thus becomes existential mandate for us here. <text:s/>Also, another thought that feels like one we already did: if you can package CoPings and CoPongs into files that transfer instead of using clipboard copy/pastes, perhaps via the downloads folder assuming CoAgent gets the PC owner to pre-auth to access said folder, then the user can be even more abstracted from the mechanics of workflow, since most contributors will not be coders and will never want to be, right? <text:s/>CoPingPong needs to become lowest touch by user and most efficient, so maybe our process for using clipboard copy pastes needs to be revised, in favor of a zero check CoCache cache that has gaurdrails to prevent misuse or trojan injection etc? <text:s/>Maybe just using a temp file in downloads folder would do for now? <text:s/>All this copy paste stuff gets tiring fast, especially as we get into more complex product building. <text:s/>Yikes, that could wear out my fingers, and swamp my brain with code filled screens I do not wish to see as a high-level, well abstracted from workflow and code mechanics, vibe-coder! <text:s/></text:p>
      <text:p text:style-name="Standard"/>
      <text:p text:style-name="Standard"><text:span text:style-name="T1">Sentinel Policy</text:span>: When should stale sentinels be nuked, e.g. After an auto CoAgent uninstall because a user stopped contributing for more than an hour or so? <text:s/>If so, when should sentinels be reauthorized, e.g. If a contributor comes back the next day and finds their CoAgent gone, because we never want to leave baggage on people's machines, right? <text:s/>Of are ALL sentinels we cause to exist, PS7 resident, and thus auto terminating when PS7 closes? <text:s/>Maybe some of this is capture-worthy BPOE wisdom too?</text:p>
      <text:p text:style-name="Standard"/>
      <text:p text:style-name="P1">Is counting braces and other such precautionary checks, part of BPOE? <text:s/>What else should be part of BPOE, given all the errors we keep creating with our scripts? <text:s/>Is increasing memory allocations to better enable workflows part of BPOE as well? <text:s/>I noticed I can paste more into dialogue entry box these days, maybe you increased my allowance for doing that earlier? <text:s/></text:p>
      <text:p text:style-name="P2"><text:soft-page-break/></text:p>
      <text:p text:style-name="P2"/>
      <text:p text:style-name="P2"><text:span text:style-name="T2">Can the title of the left panel tab in ChatGPT be edited to start with the word CoDone, when a CoWrap is done, or can the farewell message just say CoDone, so users can know its a fully deprecated, and sucked dry of goodness, session now?</text:span> <text:s/></text:p>
      <text:p text:style-name="Standard"/>
      <text:p text:style-name="Standard">To see the repos holistically, the indexing will need to be extraordinarily machine readable, so there would need to be a two level index, one for humans, highlighting the most likely to be read stuff like the CC and its supporting docs and insights, etc, and a closely matched but very unreadable by humans machine parsing layer. <text:s/>AI needs to be able to understand all the repo, and all its needs and policies and BP's, and then apply the repo to a given use case, such as a new Trade Union trying to get AI to lay down a framework for its future operations, or a Government trying to evolve to fit hybrid societies via its Executive Branch initially, etc. <text:s/></text:p>
      <text:p text:style-name="Standard"/>
      <text:p text:style-name="Standard">Interestingly, by transferring CoWraps between sessions, bloat seems to fix in the bloated session. <text:s/>Is this to be expected, or am I imagining it? <text:s/>And if so, does this point toward better bloat mitigation, using CoCache?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5T14:54:50.97</meta:creation-date>
    <dc:date>2025-09-05T20:10:47.89</dc:date>
    <dc:creator>Rick Ballard</dc:creator>
    <meta:editing-duration>PT5H8M7S</meta:editing-duration>
    <meta:editing-cycles>29</meta:editing-cycles>
    <meta:generator>OpenOffice/4.1.15$Win32 OpenOffice.org_project/4115m2$Build-9813</meta:generator>
    <meta:document-statistic meta:table-count="0" meta:image-count="0" meta:object-count="0" meta:page-count="3" meta:paragraph-count="7" meta:word-count="1497" meta:character-count="8713"/>
  </office:meta>
</office:document-meta>
</file>